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2C000000214F1F9D1D.png"/>
  <manifest:file-entry manifest:media-type="image/png" manifest:full-path="Pictures/100002010000027F0000009213BE1314.png"/>
  <manifest:file-entry manifest:media-type="image/png" manifest:full-path="Pictures/100002010000021A0000010F96C452D7.png"/>
  <manifest:file-entry manifest:media-type="image/png" manifest:full-path="Pictures/1000020100000266000000CA15C15E85.png"/>
  <manifest:file-entry manifest:media-type="" manifest:full-path="Pictures/2000000700001EE8000015664A569D22.svm"/>
  <manifest:file-entry manifest:media-type="image/png" manifest:full-path="Pictures/100002010000017F00000179992EB7F9.png"/>
  <manifest:file-entry manifest:media-type="image/png" manifest:full-path="Pictures/10000201000001290000003816171C8C.png"/>
  <manifest:file-entry manifest:media-type="image/png" manifest:full-path="Pictures/100002010000044F000001ACE4287A53.png"/>
  <manifest:file-entry manifest:media-type="image/png" manifest:full-path="Pictures/10000201000001C7000000AA4078E020.png"/>
  <manifest:file-entry manifest:media-type="image/png" manifest:full-path="Pictures/1000020100000146000000377F02CB5B.png"/>
  <manifest:file-entry manifest:media-type="image/png" manifest:full-path="Pictures/10000201000003E90000002404A2A724.png"/>
  <manifest:file-entry manifest:media-type="image/png" manifest:full-path="Pictures/10000201000000FD00000022D7FDBD61.png"/>
  <manifest:file-entry manifest:media-type="image/png" manifest:full-path="Pictures/1000020100000254000001428BD135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Calibri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/>
    </style:style>
    <style:style style:name="P4" style:family="paragraph" style:parent-style-name="Text_20_body">
      <style:text-properties fo:font-variant="normal" fo:text-transform="none" fo:font-size="10.5pt" fo:letter-spacing="normal" fo:font-style="normal" fo:font-weight="normal"/>
    </style:style>
    <style:style style:name="P5" style:family="paragraph" style:parent-style-name="Heading_20_2">
      <style:text-properties fo:font-variant="normal" fo:text-transform="none" fo:font-size="10.5pt" fo:letter-spacing="normal" fo:font-style="normal" fo:font-weight="normal"/>
    </style:style>
    <style:style style:name="P6" style:family="paragraph" style:parent-style-name="Heading_20_2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P7" style:family="paragraph" style:parent-style-name="Standard">
      <style:text-properties style:font-name="Calibri"/>
    </style:style>
    <style:style style:name="P8" style:family="paragraph" style:parent-style-name="Standard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P9" style:family="paragraph" style:parent-style-name="Standard">
      <style:text-properties fo:font-variant="normal" fo:text-transform="none" style:font-name="Calibri" fo:font-size="10.5pt" fo:letter-spacing="normal" fo:font-style="normal" fo:font-weight="normal"/>
    </style:style>
    <style:style style:name="T1" style:family="text">
      <style:text-properties style:font-name="Calibri"/>
    </style:style>
    <style:style style:name="T2" style:family="text">
      <style:text-properties fo:font-variant="normal" fo:text-transform="none" style:font-name="Calibri" fo:font-size="10.5pt" fo:letter-spacing="normal" fo:font-style="normal" fo:font-weight="normal"/>
    </style:style>
    <style:style style:name="T3" style:family="text">
      <style:text-properties fo:font-variant="normal" fo:text-transform="none" style:font-name="Roboto" fo:font-size="10.5pt" fo:letter-spacing="normal" fo:font-style="normal" fo:font-weight="normal"/>
    </style:style>
    <style:style style:name="T4" style:family="text">
      <style:text-properties fo:font-variant="normal" fo:text-transform="none" style:text-line-through-style="none" style:font-name="Roboto" fo:font-size="10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font-size="10.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eact Responsive Ecommerce Website Tutorial</text:h>
      <text:p text:style-name="P3">zainkeepscode</text:p>
      <text:p text:style-name="P2"/>
      <text:p text:style-name="Standard"><text:a xlink:type="simple" xlink:href="https://www.youtube.com/watch?v=P5VnLiGUmtY" text:style-name="Internet_20_link" text:visited-style-name="Visited_20_Internet_20_Link"><text:span text:style-name="T1">https://www.youtube.com/watch?v=P5VnLiGUmtY</text:span></text:a></text:p>
      <text:p text:style-name="P2"/>
      <text:p text:style-name="Standard"><text:span text:style-name="T3">Demo: </text:span><text:a xlink:type="simple" xlink:href="https://www.youtube.com/redirect?event=video_description&amp;redir_token=QUFFLUhqbnNmU0tPaHoxT3NLTzJ6YWNrV2hFQlF4OU90d3xBQ3Jtc0ttQzhTUS1Ld1VWZjJ0Rmp4VkJmQVAzeUl3MlFWNW5LaEVaY2FEZ3VHbmZuS0dxc2ZZTkpqRWVUbk5aZHVTVGE5bkVvMW85U0V0eVJVX3FsdlZEZ0hGMTlwaXMxY0Qxcnd4TloxM1RHbUFCVnF6c2ZDZw&amp;q=https%3A%2F%2Famazon-3l2.pages.dev%2F&amp;v=P5VnLiGUmtY" office:target-frame-name="_blank" xlink:show="new" text:style-name="Internet_20_link" text:visited-style-name="Visited_20_Internet_20_Link"><text:span text:style-name="T4">https://amazon-3l2.pages.dev/</text:span></text:a><text:span text:style-name="T2"> </text:span></text:p>
      <text:p text:style-name="Standard"><text:span text:style-name="T3">Project Amazon Starter :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Standard"><text:span text:style-name="T3">Complete Source Code : </text:span><text:a xlink:type="simple" xlink:href="https://www.patreon.com/zainkeepscode" text:style-name="Internet_20_link" text:visited-style-name="Visited_20_Internet_20_Link"><text:span text:style-name="T4">https://www.patreon.com/zainkeepscode</text:span></text:a></text:p>
      <text:p text:style-name="P8"/>
      <text:p text:style-name="P2"/>
      <text:p text:style-name="P2"/>
      <text:p text:style-name="P2">Install "yarn"</text:p>
      <text:p text:style-name="P2">&gt; npm install --global yarn</text:p>
      <text:p text:style-name="P2"/>
      <text:p text:style-name="P2">Clone the starter package</text:p>
      <text:p text:style-name="P2">&gt; git clone <text:a xlink:type="simple" xlink:href="https://github.com/ZainRk/amazon-starterpack" text:style-name="Internet_20_link" text:visited-style-name="Visited_20_Internet_20_Link"><text:span text:style-name="T5">https://github.com/ZainRk/amazon-starterpack</text:span></text:a></text:p>
      <text:p text:style-name="P9"/>
      <text:p text:style-name="P9">Go into the "Amazon Starterpack" folder and run yarn.</text:p>
      <text:p text:style-name="P9">&gt; yarn</text:p>
      <text:p text:style-name="P9"><draw:frame draw:style-name="fr2" draw:name="graphics2" text:anchor-type="paragraph" svg:width="6.6925in" svg:height="2.5965in" draw:z-index="1"><draw:image xlink:href="Pictures/100002010000044F000001ACE4287A53.png" xlink:type="simple" xlink:show="embed" xlink:actuate="onLoad"/></draw:frame></text:p>
      <text:p text:style-name="P9">Start the server. (Currently runs on localhost:3000)</text:p>
      <text:p text:style-name="P9">&gt; yarn start</text:p>
      <text:p text:style-name="P9"/>
      <text:p text:style-name="P9"><text:s/>Open project with Visual Studio Code.</text:p>
      <text:p text:style-name="P9"><draw:frame draw:style-name="fr1" draw:name="graphics1" text:anchor-type="paragraph" svg:x="0.0173in" svg:y="0in" svg:width="1.9189in" svg:height="1.889in" draw:z-index="0"><draw:image xlink:href="Pictures/100002010000017F00000179992EB7F9.png" xlink:type="simple" xlink:show="embed" xlink:actuate="onLoad"/></draw:frame></text:p>
      <text:h text:style-name="P5" text:outline-level="2"><text:soft-page-break/>App.css defines some colors as color variables so we don't have to use hex codes.</text:h>
      <text:p text:style-name="Text_20_body"><draw:frame draw:style-name="fr3" draw:name="graphics3" text:anchor-type="paragraph" svg:width="6.3965in" svg:height="2.1043in" draw:z-index="2"><draw:image xlink:href="Pictures/1000020100000266000000CA15C15E85.png" xlink:type="simple" xlink:show="embed" xlink:actuate="onLoad"/></draw:frame><text:span text:style-name="T5"/></text:p>
      <text:h text:style-name="P6" text:outline-level="2">Create the Header</text:h>
      <text:p text:style-name="P4">Create /Header.jsx file</text:p>
      <text:p text:style-name="P4">Initialize it with "rafce"</text:p>
      <text:p text:style-name="P4"><draw:frame draw:style-name="fr1" draw:name="graphics4" text:anchor-type="paragraph" svg:x="0.0992in" svg:y="-0.0646in" svg:width="4.0744in" svg:height="2.2016in" draw:z-index="3"><draw:image xlink:href="Pictures/1000020100000254000001428BD13530.png" xlink:type="simple" xlink:show="embed" xlink:actuate="onLoad"/></draw:frame></text:p>
      <text:p text:style-name="P4">Replace App.jsx content with &lt;Header/&gt;</text:p>
      <text:p text:style-name="P4"/>
      <text:p text:style-name="P4">Create Header.module.css file and import it in the header.</text:p>
      <text:p text:style-name="P4"><text:tab/>Import css from './Header.module.css'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horthand for making divs:</text:p>
      <text:p text:style-name="P4"><draw:frame draw:style-name="fr1" draw:name="graphics5" text:anchor-type="paragraph" svg:x="0.1516in" svg:y="-0.048in" svg:width="4.4508in" svg:height="1.0165in" draw:z-index="4"><draw:image xlink:href="Pictures/100002010000027F0000009213BE1314.png" xlink:type="simple" xlink:show="embed" xlink:actuate="onLoad"/></draw:frame></text:p>
      <text:p text:style-name="P4">Creates:</text:p>
      <text:p text:style-name="P4"><draw:frame draw:style-name="fr1" draw:name="graphics6" text:anchor-type="paragraph" svg:x="0.1819in" svg:y="-0.0075in" svg:width="3.1965in" svg:height="1.1945in" draw:z-index="5"><draw:image xlink:href="Pictures/10000201000001C7000000AA4078E020.png" xlink:type="simple" xlink:show="embed" xlink:actuate="onLoad"/></draw:frame></text:p>
      <text:p text:style-name="P4">Shortcut works for all divs, such as &lt;input&gt;</text:p>
      <text:p text:style-name="P4"><draw:frame draw:style-name="fr1" draw:name="graphics7" text:anchor-type="paragraph" svg:x="0.2098in" svg:y="-0.0484in" svg:width="2.6354in" svg:height="0.3543in" draw:z-index="6"><draw:image xlink:href="Pictures/10000201000000FD00000022D7FDBD61.png" xlink:type="simple" xlink:show="embed" xlink:actuate="onLoad"/></draw:frame><draw:frame draw:style-name="fr1" draw:name="graphics8" text:anchor-type="paragraph" svg:x="0.2256in" svg:y="0.3646in" svg:width="5.7925in" svg:height="0.3437in" draw:z-index="7"><draw:image xlink:href="Pictures/100002010000022C000000214F1F9D1D.png" xlink:type="simple" xlink:show="embed" xlink:actuate="onLoad"/></draw:frame></text:p>
      <text:p text:style-name="P4">Creates:</text:p>
      <text:p text:style-name="P4"><draw:frame draw:style-name="fr1" draw:name="graphics9" text:anchor-type="paragraph" svg:x="0.0366in" svg:y="-0.0563in" svg:width="3.0937in" svg:height="0.5835in" draw:z-index="8"><draw:image xlink:href="Pictures/10000201000001290000003816171C8C.png" xlink:type="simple" xlink:show="embed" xlink:actuate="onLoad"/></draw:frame></text:p>
      <text:h text:style-name="Heading_20_2" text:outline-level="2">Add Fonts</text:h>
      <text:p text:style-name="P4">Go to Google Fonts.</text:p>
      <text:p text:style-name="P4">Select "Poppins".</text:p>
      <text:p text:style-name="P4">Check options for – normal, 500, 600, and 700.</text:p>
      <text:p text:style-name="P4">Copy the import code:</text:p>
      <text:p text:style-name="P4"><draw:frame draw:style-name="fr1" draw:name="graphics10" text:anchor-type="paragraph" svg:x="0.0575in" svg:y="-0.048in" svg:width="2.7118in" svg:height="1.878in" draw:z-index="9"><draw:image xlink:href="Pictures/2000000700001EE8000015664A569D22.svm" xlink:type="simple" xlink:show="embed" xlink:actuate="onLoad"/></draw:frame></text:p>
      <text:p text:style-name="P4">Paste it into index.css</text:p>
      <text:p text:style-name="P4"><draw:frame draw:style-name="fr2" draw:name="graphics11" text:anchor-type="paragraph" svg:width="6.6925in" svg:height="0.2402in" draw:z-index="10"><draw:image xlink:href="Pictures/10000201000003E90000002404A2A724.png" xlink:type="simple" xlink:show="embed" xlink:actuate="onLoad"/></draw:frame></text:p>
      <text:p text:style-name="P4"/>
      <text:p text:style-name="P4"><text:soft-page-break/>Add body styling to index.css, including the font values and variables for background.</text:p>
      <text:p text:style-name="P4"><draw:frame draw:style-name="fr1" draw:name="graphics13" text:anchor-type="paragraph" svg:x="0.0575in" svg:y="-0.0638in" svg:width="3.6602in" svg:height="1.8437in" draw:z-index="12"><draw:image xlink:href="Pictures/100002010000021A0000010F96C452D7.png" xlink:type="simple" xlink:show="embed" xlink:actuate="onLoad"/></draw:frame></text:p>
      <text:p text:style-name="P4">Results:</text:p>
      <text:p text:style-name="P4"><draw:frame draw:style-name="fr1" draw:name="graphics12" text:anchor-type="paragraph" svg:x="0.0618in" svg:y="0.1201in" svg:width="3.3957in" svg:height="0.5728in" draw:z-index="11"><draw:image xlink:href="Pictures/1000020100000146000000377F02CB5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4H22M32S</meta:editing-duration>
    <meta:editing-cycles>20</meta:editing-cycles>
    <meta:generator>OpenOffice/4.1.13$Win32 OpenOffice.org_project/4113m1$Build-9810</meta:generator>
    <dc:date>2023-05-31T11:18:19.51</dc:date>
    <meta:document-statistic meta:table-count="0" meta:image-count="13" meta:object-count="0" meta:page-count="4" meta:paragraph-count="34" meta:word-count="157" meta:character-count="1142"/>
    <meta:user-defined meta:name="Info 1"/>
    <meta:user-defined meta:name="Info 2"/>
    <meta:user-defined meta:name="Info 3"/>
    <meta:user-defined meta:name="Info 4"/>
  </office:meta>
</office:document-meta>
</file>